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0a861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0a861" style:font-size-asian="13pt" style:font-name-complex="Sanskrit 2003" style:font-size-complex="13pt"/>
    </style:style>
    <style:style style:name="P3" style:family="paragraph" style:parent-style-name="Footnote">
      <style:text-properties officeooo:rsid="054cb092" officeooo:paragraph-rsid="054cb092"/>
    </style:style>
    <style:style style:name="P4" style:family="paragraph" style:parent-style-name="Footnote">
      <style:text-properties officeooo:rsid="054cd5c1" officeooo:paragraph-rsid="054cd5c1"/>
    </style:style>
    <style:style style:name="P5" style:family="paragraph" style:parent-style-name="Footnote">
      <style:text-properties officeooo:rsid="0552e3bc" officeooo:paragraph-rsid="0552e3bc"/>
    </style:style>
    <style:style style:name="P6" style:family="paragraph" style:parent-style-name="Footnote">
      <style:text-properties officeooo:rsid="05550668" officeooo:paragraph-rsid="05550668"/>
    </style:style>
    <style:style style:name="P7" style:family="paragraph" style:parent-style-name="Footnote">
      <style:text-properties officeooo:rsid="0555d785" officeooo:paragraph-rsid="0555d785"/>
    </style:style>
    <style:style style:name="T1" style:family="text">
      <style:text-properties officeooo:rsid="0555d7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4b3b5e" style:font-weight-asian="bold" style:font-weight-complex="bold"/>
    </style:style>
    <style:style style:name="T4" style:family="text">
      <style:text-properties officeooo:rsid="054b3b5e"/>
    </style:style>
    <style:style style:name="T5" style:family="text">
      <style:text-properties officeooo:rsid="051e35b0"/>
    </style:style>
    <style:style style:name="T6" style:family="text">
      <style:text-properties officeooo:rsid="054cb092"/>
    </style:style>
    <style:style style:name="T7" style:family="text">
      <style:text-properties fo:color="#ff3333"/>
    </style:style>
    <style:style style:name="T8" style:family="text">
      <style:text-properties officeooo:rsid="054cd5c1"/>
    </style:style>
    <style:style style:name="T9" style:family="text">
      <style:text-properties fo:color="#000000"/>
    </style:style>
    <style:style style:name="T10" style:family="text">
      <style:text-properties fo:color="#000000" officeooo:rsid="054dc68a"/>
    </style:style>
    <style:style style:name="T11" style:family="text">
      <style:text-properties officeooo:rsid="05513a6e"/>
    </style:style>
    <style:style style:name="T12" style:family="text">
      <style:text-properties officeooo:rsid="054dc68a"/>
    </style:style>
    <style:style style:name="T13" style:family="text">
      <style:text-properties officeooo:rsid="0552e3bc"/>
    </style:style>
    <style:style style:name="T14" style:family="text">
      <style:text-properties officeooo:rsid="055383ba"/>
    </style:style>
    <style:style style:name="T15" style:family="text">
      <style:text-properties officeooo:rsid="0553a5b7"/>
    </style:style>
    <style:style style:name="T16" style:family="text">
      <style:text-properties officeooo:rsid="054f5cc1"/>
    </style:style>
    <style:style style:name="T17" style:family="text">
      <style:text-properties officeooo:rsid="055506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 text:c="2"/>अधिवासन</text:span><text:span text:style-name="T3">विधि</text:span><text:span text:style-name="T2">कथन</text:span><text:span text:style-name="T3">म्</text:span><text:line-break/><text:span text:style-name="T4">श्री</text:span>भगवानुवाच -<text:line-break/>हरेः सान्निध्यकरणमधिवासनमुच्यते । <text:line-break/>स<text:span text:style-name="T4">र्व</text:span>ज्ञं सर्वगं ध्यात्वा आत्मानं पुरुषोत्तम<text:span text:style-name="T4">म्</text:span> ॥१<text:span text:style-name="T5">॥</text:span> <text:line-break/>ओंकारेण समायोज्य चिच्छक्तिमभिमानिन<text:span text:style-name="T4">ीम्</text:span> । <text:line-break/>निःसा<text:span text:style-name="T6">र्याऽऽ</text:span>त्मैकतां कृत्वा स्वस्मिन्सर्वगते विभौ ॥२<text:span text:style-name="T5">॥</text:span> <text:line-break/>योजयेन्मरुता पृथ्वीं वह्नि<text:span text:style-name="T6">बी</text:span>जेन दीपयेत् । <text:line-break/>संहरेद्वायुना चाग्निं वायुमाकाशतो नयेत् ॥३<text:span text:style-name="T5">॥</text:span> </text:p>
      <text:p text:style-name="P2">अधिभूतादिदेवैस्तु साध्याख्यैर्विभवैः सह । <text:line-break/>तन्मात्रपात्रकान्कृत्वा संहरेत्तत्क्रमाद्बुधः ॥४<text:span text:style-name="T5">॥</text:span> <text:line-break/>आकाशं मनसा<text:span text:style-name="T6">ऽऽ</text:span>ह<text:span text:style-name="T6">ृ</text:span>त्य<text:note text:id="ftn1" text:note-class="footnote"><text:note-citation>1</text:note-citation><text:note-body><text:p text:style-name="P3">मनसाऽऽकृत्य</text:p></text:note-body></text:note> मनो<text:span text:style-name="T6">ऽ</text:span>हङ्करणे कुरु <text:s/>। <text:line-break/>अहङ्कारञ्च महति त<text:span text:style-name="T6">ं चा</text:span>प्यव्याकृते नयेत् ॥५<text:span text:style-name="T5">॥</text:span> <text:line-break/>अव्याकृतं ज्ञानरूपे वासुदेवः स ईरितः। <text:s/><text:line-break/>स तामव्याकृत<text:span text:style-name="T6">ां </text:span>मायामवष्टभ्य सिसृक्षया ॥६<text:span text:style-name="T5">॥</text:span> <text:line-break/>सङ्कर्षणं सं शब्दात्मा स्पर्शाख्यमसृजत्प्रभुः । <text:line-break/>क्षोभ्य मायां स<text:span text:style-name="T7"><text:note text:id="ftn2" text:note-class="footnote"><text:note-citation>2</text:note-citation><text:note-body><text:p text:style-name="P3">क्षोभयामास</text:p></text:note-body></text:note></text:span> प्रद्युम्नं तेजोरूपं स <text:note text:id="ftn3" text:note-class="footnote"><text:note-citation>3</text:note-citation><text:note-body><text:p text:style-name="P3">समासृजत्</text:p></text:note-body></text:note>चासृजत् ॥७<text:span text:style-name="T5">॥</text:span> <text:line-break/>अनिरुद्धं रसमात्रं ब्रह्माणं गन्धरूपक<text:span text:style-name="T6">म्</text:span> । <text:line-break/>अनिरुद्धः स च ब्रह्मा अप आदौ ससर्ज ह ॥८<text:span text:style-name="T5">॥</text:span> <text:line-break/>तस्मिन्हिरण्मय<text:span text:style-name="T6">ं चा</text:span>ण्डं सोऽसृजत्पञ्चभूतवत् । <text:s/><text:line-break/><text:note text:id="ftn4" text:note-class="footnote"><text:note-citation>4</text:note-citation><text:note-body><text:p text:style-name="P3">तस्मिन्सङ्क्रामते जीवशक्ति</text:p></text:note-body></text:note>तस्मिन्सङ्क्रामिते जीवे शक्तिरात्मोपसंहृता ॥९<text:span text:style-name="T5">॥</text:span> <text:line-break/>प्राणो जीवेन संयुक्तो वृत्तिमानिति शब्द्यते ।<text:line-break/><text:soft-page-break/>जीवो व्याहृतिस<text:span text:style-name="T8">ंज्ञ</text:span>स्तु प्राणेष्वाध्यात्मिकः स्मृतः ॥१०<text:span text:style-name="T5">॥</text:span> <text:line-break/>प्राणैर्युक्ता ततो बुद्धिः सञ्जाता चाष्टमू<text:span text:style-name="T8">र्ति</text:span>की<text:note text:id="ftn5" text:note-class="footnote"><text:note-citation>5</text:note-citation><text:note-body><text:p text:style-name="P4">चाष्टवृत्तिका</text:p></text:note-body></text:note> <text:s/>।<text:line-break/>अहङ्कारस्ततो जज्ञे मनस्तस्मादजायत ॥११<text:span text:style-name="T5">॥</text:span> <text:line-break/>अर्थाः प्रजज्ञिरे पञ्च सङ्कल्पादियुतास्ततः । <text:line-break/>शब्दः स्पर्शश्च रूपञ्च रसो गन्ध इति स्मृत<text:span text:style-name="T8">ः</text:span>॥१२<text:span text:style-name="T5">॥</text:span> <text:line-break/>ज्ञानशक्तियुतान्येतैरारब्धानीन्द्रियाणि तु ।</text:p>
      <text:p text:style-name="P2">त्वक<text:span text:style-name="T8">्‌श्रो</text:span>त्रघ्राणचक्षूंषि जिह्वाबुद्धीन्द्रियाणि तु ॥१३<text:span text:style-name="T5">॥</text:span> <text:line-break/>पादौ पायुस्तथा पाणी वागुपस्थश्च पञ्चमः ।<text:line-break/>क<text:span text:style-name="T8">र्मे</text:span>न्द्रियाणि चैतानि पञ्च भूतान्यतः शृणु ॥१४<text:span text:style-name="T5">॥</text:span> <text:line-break/>आकाशवायुतेजांसि सलिलं पृथिवी तथा । <text:line-break/>स्थूलमेभिः शरीर<text:span text:style-name="T8">ं तु</text:span> सर्वाधारं प्रजायते ॥१५<text:span text:style-name="T5">॥</text:span> <text:line-break/>एतेषां वाचका मन्त्रा न्यासायोच्यन्त उत्तमाः । <text:line-break/>जीवभूतं मकारन्तु देवस्य<text:note text:id="ftn6" text:note-class="footnote"><text:note-citation>6</text:note-citation><text:note-body><text:p text:style-name="P4">देहस्य</text:p></text:note-body></text:note> व्यापकं न्यसेत् ॥१६<text:span text:style-name="T5">॥</text:span> <text:line-break/><text:span text:style-name="T9">प्राणतत्त्वं भकारन्तु जीवोपाधिगतं न्यसेत् । <text:line-break/>हृदयस्थं बकारन्तु बुद्धितत्त्वं न्यसेद्बुधः ॥१७</text:span><text:span text:style-name="T10">॥</text:span><text:span text:style-name="T9"> <text:line-break/>फकारमपि तत्रैव अहङ्कारमयं न्यसेत् ।</text:span><text:line-break/>मनस्तत्त्वं पकारन्तु न्यसेत्सङ्कल्पसम्भव<text:span text:style-name="T11">म्</text:span> ॥१८<text:span text:style-name="T12">॥</text:span> <text:line-break/>शब्दतन्मात्रतत्त्व<text:span text:style-name="T11">ं तु</text:span> नकारं मस्तके न्यसेत् । <text:line-break/>स्पर्शात्मकं धकार<text:span text:style-name="T11">ं तु</text:span> वक्त्रदेशे तु विन्यसेत् ॥१९<text:span text:style-name="T12">॥</text:span> <text:line-break/>दकारं रूपतत्त्व<text:span text:style-name="T11">ं तु</text:span> <text:span text:style-name="T11">दृग्दे</text:span>शे विनिवेशयेत् <text:s/>। <text:line-break/>थकारं <text:span text:style-name="T11">ब</text:span>स्तिदेशे तु रसतन्मात्रकं न्यसेत् ॥२०<text:span text:style-name="T12">॥</text:span> <text:line-break/>तकारं गन्धतन्मात्रं जङ्घयो<text:span text:style-name="T11">र्वि</text:span>निवेशयेत् । <text:line-break/><text:soft-page-break/>णकारं श्रोत्रयो<text:span text:style-name="T11">र्न्य</text:span>स्य ढकारं विन्यसेत्त्वचि ॥२१<text:span text:style-name="T12">॥</text:span> <text:line-break/>डकारं नेत्रयुग्मे तु रसनायां ठकारक<text:span text:style-name="T11">म्</text:span> । <text:line-break/>टकारं नासिकायान्तु ञकारं वाचि विन्यसेत् ॥२२<text:span text:style-name="T12">॥</text:span> <text:line-break/>झकारं करयो<text:span text:style-name="T11">र्न्य</text:span>स्य पाणितत्त्वं विचक्षणः । <text:line-break/>जकारं पदयो<text:span text:style-name="T11">र्न्य</text:span>स्य छं पायौ चमुपस्थके ॥२३<text:span text:style-name="T12">॥</text:span> <text:line-break/>विन्यसेत्पृथिवीतत्त्वं ङकारं पादयुग्मके । <text:s/><text:line-break/><text:span text:style-name="T11">ब</text:span>स्तौ घकारं गं तत्त्वं तैजसं हृदि विन्यसेत् ॥२४<text:span text:style-name="T12">॥</text:span> </text:p>
      <text:p text:style-name="P2">खकारं वायुतत्त्वञ्च नासिकायां निवेशयेत् । <text:s/><text:line-break/>ककारं विन्यसेन्नित्यं खतत्त्वं मस्तके बुधः ॥२५<text:span text:style-name="T12">॥</text:span> <text:line-break/>हृत्पुण्डरीके विन्यस्य यकारं सू<text:span text:style-name="T11">र्य</text:span>दैवत<text:span text:style-name="T11">म्</text:span> । <text:line-break/>द्वासप्ततिसहस्राणि हृदयादभिनिःसृताः॥२६<text:span text:style-name="T12">॥</text:span> <text:line-break/>कलाषोडशसंयुक्तं <text:span text:style-name="T11">स</text:span>कारं तत्र विन्यसेत् । <text:line-break/>तन्मध्ये चिन्तयेन्मन्त्री <text:span text:style-name="T11">बि</text:span>न्दुं वह्नेस्तु मण्डल<text:span text:style-name="T11">म्</text:span> ॥२७<text:span text:style-name="T12">॥</text:span> <text:line-break/>हकारं <text:s/>विन्यसेत्तत्र प्रणवेन सुरोत्तम । <text:line-break/><text:span text:style-name="T11">ॐ</text:span> आं परमेष्ठ्यात्मने आं नमः पुरुषात्मने ॥२८<text:span text:style-name="T12">॥</text:span></text:p>
      <text:p text:style-name="P2"><text:span text:style-name="T13">ॐ वां नमो नित्यात्मने नां च विश्वात्मने नमः ।</text:span> <text:line-break/><text:span text:style-name="T11">ॐ</text:span> वं नमः सर्वात्मने इत्युक्ताः पञ्च शक्तयः ॥२९<text:span text:style-name="T12">॥</text:span> <text:line-break/><text:span text:style-name="T13">स्नाने</text:span> तु प्रथमा योज्या द्वितीया आसने मता । <text:line-break/>तृतीया शयने तद्वच्चतुर्थी पानक<text:span text:style-name="T13">र्म</text:span>णि ॥३०<text:span text:style-name="T12">।</text:span> <text:line-break/><text:note text:id="ftn7" text:note-class="footnote"><text:note-citation>7</text:note-citation><text:note-body><text:p text:style-name="P5">अभ्यर्चायां</text:p></text:note-body></text:note>प्रत्य<text:span text:style-name="T13">र्चा</text:span>यां पञ्चमी स्यात्पञ्चोपनिषदः स्मृताः । <text:line-break/>हूङ्कारं<text:note text:id="ftn8" text:note-class="footnote"><text:note-citation>8</text:note-citation><text:note-body><text:p text:style-name="P5">क्षकारं</text:p></text:note-body></text:note> <text:s/>विन्यसेन्मध्ये ध्यात्वा मन्त्रमयं हरि<text:span text:style-name="T13">म्</text:span>॥३१<text:span text:style-name="T12">।</text:span> <text:line-break/><text:soft-page-break/><text:note text:id="ftn9" text:note-class="footnote"><text:note-citation>9</text:note-citation><text:note-body><text:p text:style-name="P5">या मूर्तिः स्थाप्यते तस्या </text:p></text:note-body></text:note>यां मू<text:span text:style-name="T13">र्तिं</text:span> स्थापयेत्तस्मात् मूलमन्त्रं न्यसेत्ततः । <text:s/><text:line-break/><text:span text:style-name="T14">ॐ</text:span> नमो भगवते वासुदेवाय मूलक<text:span text:style-name="T14">म्</text:span> ॥३२<text:span text:style-name="T12">॥</text:span> <text:line-break/>शिरोघ्राणललाटेषु मुख<text:span text:style-name="T14">े </text:span>कण्ठ<text:span text:style-name="T14">े </text:span>हृदि क्रमात् । <text:line-break/>भुजयोर्जङ्घयोरङ्घ्य्रोः केशवं शिरसि न्यसेत् ॥३३<text:span text:style-name="T12">॥</text:span> <text:line-break/>नारायणं न्यसेद्वक्त्रे ग्रीवायां माधवं न्यसेत् । </text:p>
      <text:p text:style-name="P2">गोविन्दं भुजयोर्न्यस्य विष्णुं च हृदये न्यसेत् ॥३४<text:span text:style-name="T12">॥</text:span> <text:line-break/>मधुसूदनकं पृष्ठे वामनं जठरे न्यसेत् । <text:line-break/>कट्या<text:span text:style-name="T14">ं त्रि</text:span>विक्रमं न्यस्य जङ्घायां श्रीधरं न्यसेत् ॥३५<text:span text:style-name="T12">॥</text:span> <text:line-break/>हृषीकेशं दक्षिणायां पद्मनाभं तु गुल्फके । <text:s/><text:line-break/>दामोदरं पादयोश्च हृदयादिषडङ्गक<text:span text:style-name="T14">म्</text:span> ॥३६<text:span text:style-name="T12">॥</text:span> <text:line-break/>एतत्साधारणं प्रोक्तमादिमू<text:span text:style-name="T14">र्ते</text:span>स्तु सत्तम । <text:line-break/>अथवा यस्य देवस्य प्रारब्धं स्थापनं भवेत् ॥३७<text:span text:style-name="T12">॥</text:span> <text:line-break/>तस्यैव मूलमन्त्रेण सजीवकरणं भवेत् । <text:s/><text:line-break/>यस्या मू<text:span text:style-name="T14">र्ते</text:span>स्तु यन्नाम तस्या<text:span text:style-name="T14">ऽऽ</text:span>द्यं चाक्षरं च यत् ॥३८<text:span text:style-name="T12">॥</text:span> <text:line-break/>तत्स्वरैर्द्वादशैर्भेद्य ह्यङ्गानि परिकल्पयेत् । <text:line-break/>हृदयादीनि देवेश मूलञ्च दशमाक्षर<text:span text:style-name="T14">म्</text:span> ॥३९<text:span text:style-name="T12">॥</text:span> <text:line-break/>यथा देवे तथा देहे तत्त्वानि विनियोजयेत् । <text:line-break/>चक्राब्जमण्<text:span text:style-name="T14">ड</text:span>ले विष्णुं यजेद्गन्धादिना तथा ॥४०<text:span text:style-name="T12">॥</text:span> <text:line-break/>पू<text:span text:style-name="T15">र्व</text:span>वच्चा<text:span text:style-name="T15">ऽऽ</text:span>सनं ध्याये<text:span text:style-name="T15">त्तन्मा</text:span>त्रं <text:s/>सपरिच्छद<text:span text:style-name="T15">म्</text:span> । <text:s/><text:line-break/>शुभञ्चक्रं द्वादशारं ह्युपरिष्टाद्विचिन्तयेत् ॥४१<text:span text:style-name="T16">॥</text:span> <text:line-break/>त्रिनाभिचक्रं द्विनेमि स्वरैस्तच्च समन्वित<text:span text:style-name="T15">म्</text:span> । <text:line-break/><text:soft-page-break/>पृष्ठदेशे ततः प्राज्ञः प्रकृत्यादीन्निवेशयेत् ॥४२<text:span text:style-name="T16">॥</text:span> <text:line-break/>पूजयेदारकाग्रेषु सू<text:span text:style-name="T15">र्यं</text:span> द्वादशधा पुनः । </text:p>
      <text:p text:style-name="P2">कलाषोडशसंयुक्तं सोम<text:span text:style-name="T15">ं त</text:span>त्र विचिन्तयेत् ॥४३<text:span text:style-name="T16">॥</text:span> <text:line-break/><text:span text:style-name="T15">वसन</text:span>त्रितयं नाभौ चिन्तयेद्देशिकोत्तमः । <text:line-break/>पद्मञ्च द्वादशदलं पद्ममध्ये विचिन्तयेत् ॥४४<text:span text:style-name="T16">॥</text:span> <text:line-break/>तन्मध्ये पौरुषीं शक्तिं ध्यात्वा<text:span text:style-name="T15">ऽ</text:span>भ्यर्च्य च द<text:span text:style-name="T15">े</text:span>शिकः । <text:line-break/>प्रतिमायां हरिं न्यस्य तत्र तं पूजयेत्सुरान् ॥४५<text:span text:style-name="T16">॥</text:span> <text:line-break/>गन्धपुष्पादिभिः सम्यक्साङ्गं सावरणं क्रमात् । <text:line-break/>द्वादशाक्षर<text:span text:style-name="T15">बी</text:span>जैस्तु केशवादी<text:span text:style-name="T17">न् स</text:span>म<text:span text:style-name="T15">र्च</text:span>येत् ॥४६<text:span text:style-name="T16">॥</text:span> <text:line-break/>द्वादशारे मण्डले तु ल<text:span text:style-name="T15">ो</text:span>कपालादिकं क्रमात् । <text:s/><text:line-break/>प्रतिमाम<text:span text:style-name="T15">र्च</text:span>येत् पश्चाद्गन्धपुष्पादिभिर्द्विजः ॥४७<text:span text:style-name="T16">॥</text:span> <text:line-break/>पौरुषेण तु सूक्तेन श्रियाः सूक्तेन पिण्डिका<text:span text:style-name="T17">म्</text:span> । <text:line-break/>जननादिक्रमात् पश्चाज्जनयेद्वैष्णवानल<text:span text:style-name="T17">म्</text:span> ॥४८<text:span text:style-name="T16">॥</text:span> <text:line-break/>हुत्वा<text:span text:style-name="T17">ऽ</text:span>ग्निं वैष्णवै<text:span text:style-name="T17">र्म</text:span>न्त्रैः कु<text:span text:style-name="T17">र्या</text:span>च्छान्त्युदकं बुधः । <text:s/><text:line-break/>तत्सिक्त्वा प्रतिमामू<text:span text:style-name="T17">र्ध्नि</text:span> वह्निप्रणयनं चरेत् ॥४९<text:span text:style-name="T16">॥</text:span> <text:line-break/>दक्षिणे<text:span text:style-name="T17">ऽ</text:span>ग्निं हुतमिति कुण्डे<text:span text:style-name="T17">ऽ</text:span>ग्निं प्रणयेद्बुधः । <text:s/><text:line-break/>अग्निमग्नीति पूर्वे तु कुण्डे<text:span text:style-name="T17">ऽ</text:span>ग्निं प्रणयेद्बुधः ॥५०<text:span text:style-name="T16">॥</text:span> <text:line-break/>उत्तरे प्रणयेदग्निमग्निमग्नी ह<text:span text:style-name="T17">रा</text:span>महे । <text:line-break/>अग्निप्रणयने मन्त्रस्त्वमग्ने ह्यग्निरुच्यते ॥५१<text:span text:style-name="T16">॥</text:span> <text:line-break/>पलाशसमिधानान्तु अष्टोत्तरसहस्रक<text:span text:style-name="T17">म्</text:span> । <text:s/><text:line-break/>कुण्डे कुण्डे होमयेच्च व्रीहीन्वेदादिकैस्तथा ॥५२<text:span text:style-name="T16">॥</text:span> <text:line-break/>साज्यांस्तिलान् व्याहृतिभिर्मूलमन्त्रेण वै घृत<text:span text:style-name="T17">म्</text:span> । <text:s/><text:line-break/>कु<text:span text:style-name="T17">र्या</text:span>त्ततः शान्तिहोमं मधुरत्रितयेन च ॥५३<text:span text:style-name="T16">॥</text:span> <text:line-break/><text:soft-page-break/>द्वादशार्णैः स्पृशेत्पादौ नाभिं हृन्मस्तकं ततः । <text:line-break/>घृतं दधि पयो हुत्वा स्पृशेन्मू<text:span text:style-name="T17">र्ध</text:span>न्यथो ततः ॥५४<text:span text:style-name="T16">॥</text:span> </text:p>
      <text:p text:style-name="P1">स्पृष्ट्वा शिरोनाभिपादांश्चतस्रः स्थापयेन्नदीः<text:note text:id="ftn10" text:note-class="footnote"><text:note-citation>10</text:note-citation><text:note-body><text:p text:style-name="Footnote"><text:s/><text:span text:style-name="T17">स्थापयेच्च गाः</text:span></text:p></text:note-body></text:note> । <text:s/><text:line-break/>गङ्गा च यमुना गोदा क्रमान्नाम्ना सरस्वती ॥५५<text:span text:style-name="T16">॥</text:span> <text:line-break/><text:note text:id="ftn11" text:note-class="footnote"><text:note-citation>11</text:note-citation><text:note-body><text:p text:style-name="P6">देहे तु </text:p></text:note-body></text:note>दहेत्तु विष्णुगायत्र्या गायत्र्या श्रपयेच्चरु<text:span text:style-name="T17">म्</text:span> । <text:line-break/>होमयेच्च बलिं दद्यादुत्तरे भोजयेद्द्विजान् ॥५६<text:span text:style-name="T16">॥</text:span> <text:line-break/><text:note text:id="ftn12" text:note-class="footnote"><text:note-citation>12</text:note-citation><text:note-body><text:p text:style-name="P7">मासाधिपानां</text:p></text:note-body></text:note>सामाधिपानां तुष्ट्यर्थं हेम गां गुरवे ददेत् । <text:s/><text:line-break/>दिक्पतिभ्यो बलिं दत्त्वा रात्रौ कु<text:span text:style-name="T1">र्या</text:span>च्च जागर<text:span text:style-name="T1">म्</text:span> ॥५७॥<text:line-break/>ब्रह्मगीतादिशब्देन सर्वभा<text:span text:style-name="T7">गधि</text:span>वासनात् ॥५<text:span text:style-name="T1">८</text:span>॥ <text:s/></text:p>
      <text:p text:style-name="Text_20_body">इत्यादिमहापुराणे आग्नेये <text:span text:style-name="T1">देवताधि</text:span>वासन<text:span text:style-name="T1">विधिकथनं</text:span> नाम<text:span text:style-name="T1">ैको</text:span>नषष्ट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center" style:justify-single-word="false"/>
      <style:text-properties style:font-name="Sanskrit 2003" fo:font-family="'Sanskrit 2003'" style:font-family-generic="swiss" style:font-pitch="variable" fo:font-size="13pt" style:font-size-asian="13pt" style:font-name-complex="Sanskrit 2003" style:font-family-complex="'Sanskrit 2003'" style:font-family-generic-complex="swiss" style:font-pitch-complex="variable" style:font-size-complex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29:37.197189021</meta:creation-date>
    <dc:date>2017-09-05T12:39:33.967937109</dc:date>
    <meta:editing-duration>PT1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" meta:paragraph-count="21" meta:word-count="642" meta:character-count="3087" meta:non-whitespace-character-count="2331"/>
  </office:meta>
</office:document-meta>
</file>